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1.17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4cm"/>
    </style:style>
    <style:style style:name="pr4" style:family="presentation" style:parent-style-name="Default-subtitle">
      <style:graphic-properties draw:fill-color="#ffffff" fo:min-height="11.50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stroke="solid" fo:min-height="11.929cm"/>
    </style:style>
    <style:style style:name="pr10" style:family="presentation" style:parent-style-name="Default-outline1">
      <style:graphic-properties fo:min-height="5.5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8pt" style:font-size-asian="8pt" style:font-size-complex="8pt"/>
    </style:style>
    <style:style style:name="P6" style:family="paragraph">
      <style:paragraph-properties fo:margin-top="0cm" fo:margin-bottom="0cm"/>
      <style:text-properties fo:font-size="16pt" style:font-size-asian="16pt" style:font-size-complex="1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/>
      <style:text-properties fo:font-size="9pt" style:font-size-asian="9pt" style:font-size-complex="9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style:paragraph-properties fo:margin-top="0cm" fo:margin-bottom="0cm"/>
      <style:text-properties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16pt" style:font-size-asian="16pt" style:font-size-complex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0000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1.174cm" svg:x="1.471cm" svg:y="8.89cm" presentation:class="subtitle" presentation:user-transformed="true">
          <draw:text-box>
            <text:p><text:span text:style-name="T1">How to Design Programming Language Syntax</text:span></text:p>
            <text:p><text:span text:style-name="T1"/></text:p>
            <text:p><text:span text:style-name="T2">Adrian King</text:span></text:p>
            <text:p><text:span text:style-name="T2">11 August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4cm" svg:x="1.4cm" svg:y="0.837cm" presentation:class="subtitle">
          <draw:text-box>
            <text:p>or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1" draw:layer="layout" svg:width="25.199cm" svg:height="11.503cm" svg:x="1.524cm" svg:y="7.293cm" presentation:class="subtitle" presentation:user-transformed="true">
          <draw:text-box>
            <text:p><text:span text:style-name="T1">How Not to Design Programming Language Syntax</text:span></text:p>
            <text:p><text:span text:style-name="T1"/></text:p>
            <text:p><text:span text:style-name="T2">Adrian King</text:span></text:p>
            <text:p><text:span text:style-name="T2">11 August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3" draw:layer="layout" svg:width="25.199cm" svg:height="16.254cm" svg:x="1.4cm" svg:y="0.837cm" presentation:class="subtitle">
          <draw:text-box>
            <text:p><text:span text:style-name="T3">(your choic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The Dawn of History:<text:line-break/>A Language without Precedent</text:p>
          </draw:text-box>
        </draw:frame>
        <draw:frame presentation:style-name="pr6" draw:text-style-name="P5" draw:layer="layout" svg:width="12.023cm" svg:height="16.231cm" svg:x="1.4cm" svg:y="4.343cm" presentation:class="outline" presentation:user-transformed="true">
          <draw:text-box>
            <text:list text:style-name="L2">
              <text:list-item>
                <text:p text:style-name="P4"><text:span text:style-name="T4">PROGRAM Compute_Factorial</text:span></text:p>
              </text:list-item>
              <text:list-item>
                <text:p text:style-name="P4"><text:span text:style-name="T4">!---------------------------------------------------------------------</text:span></text:p>
              </text:list-item>
              <text:list-item>
                <text:p text:style-name="P4"><text:span text:style-name="T4">!</text:span></text:p>
              </text:list-item>
              <text:list-item>
                <text:p text:style-name="P4"><text:span text:style-name="T4">! <text:s/>This program computes n! using a recursive function</text:span></text:p>
              </text:list-item>
              <text:list-item>
                <text:p text:style-name="P4"><text:span text:style-name="T4">!</text:span></text:p>
              </text:list-item>
              <text:list-item>
                <text:p text:style-name="P4"><text:span text:style-name="T4">! <text:s/>Uses: <text:s/>FUNCTION Factorial(n)</text:span></text:p>
              </text:list-item>
              <text:list-item>
                <text:p text:style-name="P4"><text:span text:style-name="T4">!</text:span></text:p>
              </text:list-item>
              <text:list-item>
                <text:p text:style-name="P4"><text:span text:style-name="T4">!---------------------------------------------------------------------</text:span></text:p>
              </text:list-item>
              <text:list-item>
                <text:p text:style-name="P4"><text:span text:style-name="T4">IMPLICIT NONE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INTERFACE </text:span></text:p>
              </text:list-item>
              <text:list-item>
                <text:p text:style-name="P4"><text:span text:style-name="T4"><text:s text:c="3"/></text:span><text:span text:style-name="T4">FUNCTION Factorial(n)</text:span></text:p>
              </text:list-item>
              <text:list-item>
                <text:p text:style-name="P4"><text:span text:style-name="T4"><text:s text:c="5"/></text:span><text:span text:style-name="T4">INTEGER :: Factorial</text:span></text:p>
              </text:list-item>
              <text:list-item>
                <text:p text:style-name="P4"><text:span text:style-name="T4"><text:s text:c="5"/></text:span><text:span text:style-name="T4">INTEGER, INTENT(IN) :: n</text:span></text:p>
              </text:list-item>
              <text:list-item>
                <text:p text:style-name="P4"><text:span text:style-name="T4"><text:s text:c="3"/></text:span><text:span text:style-name="T4">END FUNCTION Factorial</text:span></text:p>
              </text:list-item>
              <text:list-item>
                <text:p text:style-name="P4"><text:span text:style-name="T4">END INTERFACE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! Declare local variables</text:span></text:p>
              </text:list-item>
              <text:list-item>
                <text:p text:style-name="P4"><text:span text:style-name="T4">INTEGER :: n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! <text:s/>Prompt user for radius of circle</text:span></text:p>
              </text:list-item>
              <text:list-item>
                <text:p text:style-name="P4"><text:span text:style-name="T4">write(*, '(A)', ADVANCE = "NO") "Enter n for computing n!: <text:s/>"</text:span></text:p>
              </text:list-item>
              <text:list-item>
                <text:p text:style-name="P4"><text:span text:style-name="T4">read(*,*) n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! Write out value of factorial using function call</text:span></text:p>
              </text:list-item>
              <text:list-item>
                <text:p text:style-name="P4"><text:span text:style-name="T4">write(*,100) n, "factorial is ", Factorial(n)</text:span></text:p>
              </text:list-item>
              <text:list-item>
                <text:p text:style-name="P4"><text:span text:style-name="T4">100 format (I3, 2x, A, 2x, I12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END PROGRAM Compute_Factorial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!-----Factorial------------------------------------------------------</text:span></text:p>
              </text:list-item>
              <text:list-item>
                <text:p text:style-name="P4"><text:span text:style-name="T4">!</text:span></text:p>
              </text:list-item>
              <text:list-item>
                <text:p text:style-name="P4"><text:span text:style-name="T4">! <text:s/>Function to calculate factorials recursively</text:span></text:p>
              </text:list-item>
              <text:list-item>
                <text:p text:style-name="P4"><text:span text:style-name="T4">!</text:span></text:p>
              </text:list-item>
              <text:list-item>
                <text:p text:style-name="P4"><text:span text:style-name="T4">!---------------------------------------------------------------------</text:span></text:p>
              </text:list-item>
              <text:list-item>
                <text:p text:style-name="P4"><text:span text:style-name="T4">RECURSIVE FUNCTION Factorial(n) <text:s/>RESULT(Fact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IMPLICIT NONE</text:span></text:p>
              </text:list-item>
              <text:list-item>
                <text:p text:style-name="P4"><text:span text:style-name="T4">INTEGER :: Fact</text:span></text:p>
              </text:list-item>
              <text:list-item>
                <text:p text:style-name="P4"><text:span text:style-name="T4">INTEGER, INTENT(IN) :: n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IF (n == 0) THEN</text:span></text:p>
              </text:list-item>
              <text:list-item>
                <text:p text:style-name="P4"><text:span text:style-name="T4"><text:s text:c="3"/></text:span><text:span text:style-name="T4">Fact = 1</text:span></text:p>
              </text:list-item>
              <text:list-item>
                <text:p text:style-name="P4"><text:span text:style-name="T4">ELSE</text:span></text:p>
              </text:list-item>
              <text:list-item>
                <text:p text:style-name="P4"><text:span text:style-name="T4"><text:s text:c="3"/></text:span><text:span text:style-name="T4">Fact = n * Factorial(n-1)</text:span></text:p>
              </text:list-item>
              <text:list-item>
                <text:p text:style-name="P4"><text:span text:style-name="T4">END IF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END FUNCTION Factori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 presentation:user-transformed="true">
          <draw:text-box>
            <text:p>COBOL:<text:line-break/>Concision Is the Enemy</text:p>
          </draw:text-box>
        </draw:frame>
        <draw:frame presentation:style-name="pr6" draw:text-style-name="P6" draw:layer="layout" svg:width="12.023cm" svg:height="13.882cm" svg:x="1.4cm" svg:y="4.914cm" presentation:class="outline" presentation:user-transformed="true">
          <draw:text-box>
            <text:list text:style-name="L2">
              <text:list-header>
                <text:p text:style-name="P4"><text:span text:style-name="T5"><text:s text:c="7"/></text:span><text:span text:style-name="T5">IDENTIFICATION DIVISION.</text:span></text:p>
              </text:list-header>
              <text:list-item>
                <text:p text:style-name="P4"><text:span text:style-name="T5"><text:s text:c="7"/></text:span><text:span text:style-name="T5">PROGRAM-ID. FACTORIAL.</text:span></text:p>
              </text:list-item>
              <text:list-item>
                <text:p text:style-name="P4"><text:span text:style-name="T5"><text:s text:c="7"/></text:span><text:span text:style-name="T5">DATA DIVISION.</text:span></text:p>
              </text:list-item>
              <text:list-item>
                <text:p text:style-name="P4"><text:span text:style-name="T5"><text:s text:c="7"/></text:span><text:span text:style-name="T5">WORKING-STORAGE SECTION.</text:span></text:p>
              </text:list-item>
              <text:list-item>
                <text:p text:style-name="P4"><text:span text:style-name="T5"><text:s text:c="7"/></text:span><text:span text:style-name="T5">77 N PIC 9(4).</text:span></text:p>
              </text:list-item>
              <text:list-item>
                <text:p text:style-name="P4"><text:span text:style-name="T5"><text:s text:c="7"/></text:span><text:span text:style-name="T5">77 A PIC S9(4) VALUE 0.</text:span></text:p>
              </text:list-item>
              <text:list-item>
                <text:p text:style-name="P4"><text:span text:style-name="T5"><text:s text:c="7"/></text:span><text:span text:style-name="T5">77 F PIC 9(4) VALUE 1.</text:span></text:p>
              </text:list-item>
              <text:list-item>
                <text:p text:style-name="P4"><text:span text:style-name="T5"><text:s text:c="7"/></text:span><text:span text:style-name="T5">PROCEDURE DIVISION.</text:span></text:p>
              </text:list-item>
              <text:list-item>
                <text:p text:style-name="P4"><text:span text:style-name="T5"><text:s text:c="7"/></text:span><text:span text:style-name="T5">PARA.</text:span></text:p>
              </text:list-item>
              <text:list-item>
                <text:p text:style-name="P4"><text:span text:style-name="T5"><text:s text:c="11"/></text:span><text:span text:style-name="T5">DISPLAY "ENTER A NUMBER.".</text:span></text:p>
              </text:list-item>
              <text:list-item>
                <text:p text:style-name="P4"><text:span text:style-name="T5"><text:s text:c="11"/></text:span><text:span text:style-name="T5">ACCEPT N.</text:span></text:p>
              </text:list-item>
              <text:list-item>
                <text:p text:style-name="P4"><text:span text:style-name="T5"><text:s text:c="11"/></text:span><text:span text:style-name="T5">PERFORM PARA1 UNTIL A = N.</text:span></text:p>
              </text:list-item>
              <text:list-item>
                <text:p text:style-name="P4"><text:span text:style-name="T5"><text:s text:c="11"/></text:span><text:span text:style-name="T5">DISPLAY "THE FACTORIAL IS".</text:span></text:p>
              </text:list-item>
              <text:list-item>
                <text:p text:style-name="P4"><text:span text:style-name="T5"><text:s text:c="11"/></text:span><text:span text:style-name="T5">DISPLAY F.</text:span></text:p>
              </text:list-item>
              <text:list-item>
                <text:p text:style-name="P4"><text:span text:style-name="T5"><text:s text:c="11"/></text:span><text:span text:style-name="T5">STOP RUN.</text:span></text:p>
              </text:list-item>
              <text:list-item>
                <text:p text:style-name="P4"><text:span text:style-name="T5"><text:s text:c="7"/></text:span><text:span text:style-name="T5">PARA1.</text:span></text:p>
              </text:list-item>
              <text:list-item>
                <text:p text:style-name="P4"><text:span text:style-name="T5"><text:s text:c="11"/></text:span><text:span text:style-name="T5">ADD 1 TO A.</text:span></text:p>
              </text:list-item>
              <text:list-item>
                <text:p text:style-name="P4"><text:span text:style-name="T5"><text:s text:c="11"/></text:span><text:span text:style-name="T5">COMPUTE F = F * 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Lisp Is the Best Programming Language Ever</text:p>
          </draw:text-box>
        </draw:frame>
        <draw:frame presentation:style-name="pr7" draw:layer="layout" svg:width="12.023cm" svg:height="12.179cm" svg:x="1.4cm" svg:y="4.914cm" presentation:class="outline">
          <draw:text-box>
            <text:list text:style-name="L2">
              <text:list-header>
                <text:p/>
                <text:p>(define (factorial n)</text:p>
                <text:p><text:s text:c="2"/>(if (zero? n)</text:p>
                <text:p><text:s text:c="4"/>1</text:p>
                <text:p><text:s text:c="4"/>(* n</text:p>
                <text:p><text:s text:c="5"/>(factorial (- n 1))))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8" draw:layer="layout" svg:width="25.199cm" svg:height="3.506cm" svg:x="1.4cm" svg:y="0.837cm" presentation:class="title">
          <draw:text-box>
            <text:p>Homoiconicity</text:p>
          </draw:text-box>
        </draw:frame>
        <draw:frame presentation:style-name="pr7" draw:text-style-name="P7" draw:layer="layout" svg:width="12.023cm" svg:height="15.152cm" svg:x="14.025cm" svg:y="4.914cm" presentation:class="outline" presentation:user-transformed="true">
          <draw:text-box>
            <text:list text:style-name="L2">
              <text:list-item>
                <text:p><text:span text:style-name="T6">In Lisp, the shape of a program and the shape of the most commonly used data structure are very similar.</text:span></text:p>
              </text:list-item>
              <text:list-item>
                <text:p><text:span text:style-name="T6">It's easy to create and manipulate programs from within a program.</text:span></text:p>
              </text:list-item>
              <text:list-item>
                <text:p><text:span text:style-name="T6">It's easy to write eval and understand how it wor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8" draw:layer="layout" svg:width="25.199cm" svg:height="3.506cm" svg:x="1.4cm" svg:y="0.837cm" presentation:class="title">
          <draw:text-box>
            <text:p>(Lisp (Is (the (Worst (Programing (Language (Ever)))))))</text:p>
          </draw:text-box>
        </draw:frame>
        <draw:frame presentation:style-name="pr7" draw:text-style-name="P7" draw:layer="layout" svg:width="12.023cm" svg:height="13.628cm" svg:x="1.4cm" svg:y="5.073cm" presentation:class="outline" presentation:user-transformed="true">
          <draw:text-box>
            <text:list text:style-name="L2">
              <text:list-item>
                <text:p><text:span text:style-name="T6">Lisp syntax is easy to describe and manipulate, but hard to read.</text:span></text:p>
              </text:list-item>
              <text:list-item>
                <text:p><text:span text:style-name="T6">Human beings can easily understand infix notation, but Lisp has only prefix notation.</text:span></text:p>
              </text:list-item>
              <text:list-item>
                <text:p><text:span text:style-name="T6">Too many parenthese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8" draw:layer="layout" svg:width="25.199cm" svg:height="3.506cm" svg:x="1.4cm" svg:y="0.837cm" presentation:class="title">
          <draw:text-box>
            <text:p>Algol:<text:line-break/>Welcome to the Modern World</text:p>
          </draw:text-box>
        </draw:frame>
        <draw:frame presentation:style-name="pr7" draw:layer="layout" svg:width="13.502cm" svg:height="12.866cm" svg:x="13.422cm" svg:y="4.914cm" presentation:class="outline" presentation:user-transformed="true">
          <draw:text-box>
            <text:list text:style-name="L2">
              <text:list-header>
                <text:p/>
                <text:p><text:span text:style-name="T6">PROC facto = (INT n) INT:</text:span></text:p>
                <text:p><text:span text:style-name="T6"><text:s text:c="2"/></text:span><text:span text:style-name="T6">BEGIN</text:span></text:p>
                <text:p><text:span text:style-name="T6"><text:s text:c="5"/></text:span><text:span text:style-name="T6">INT a := 1;</text:span></text:p>
                <text:p><text:span text:style-name="T6"><text:s text:c="5"/></text:span><text:span text:style-name="T6">FOR i FROM 1 TO n DO</text:span></text:p>
                <text:p><text:span text:style-name="T6"><text:s text:c="8"/></text:span><text:span text:style-name="T6">a := a * i;</text:span></text:p>
                <text:p><text:span text:style-name="T6"><text:s text:c="5"/></text:span><text:span text:style-name="T6">OD</text:span></text:p>
                <text:p><text:span text:style-name="T6"><text:s/></text:span><text:span text:style-name="T6">END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Keywords, Infix Operators,<text:line-break/>and Recursive Grammar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text:style-name="P8">Most modern programming languages are designed along the same lines as the Algols:</text:p>
              </text:list-header>
              <text:list-item>
                <text:p text:style-name="P8">A modest number of keywords (compared with COBOL, anyway).</text:p>
              </text:list-item>
              <text:list-item>
                <text:p text:style-name="P8">Infix syntax for mathematical operators.</text:p>
              </text:list-item>
              <text:list-item>
                <text:p text:style-name="P8">Some degree of regularity in allowing constructs to nest.</text:p>
              </text:list-item>
              <text:list-item>
                <text:p text:style-name="P8">Homoiconicity? Fuhgeddaboud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8" draw:layer="layout" svg:width="25.199cm" svg:height="3.506cm" svg:x="1.4cm" svg:y="0.678cm" presentation:class="title" presentation:user-transformed="true">
          <draw:text-box>
            <text:p>Simplicity and Understandability<text:line-break/>Are Not Always the Aim</text:p>
          </draw:text-box>
        </draw:frame>
        <draw:frame presentation:style-name="pr7" draw:text-style-name="P9" draw:layer="layout" svg:width="11.485cm" svg:height="16.002cm" svg:x="2.54cm" svg:y="4.318cm" presentation:class="outline" presentation:user-transformed="true">
          <draw:text-box>
            <text:list text:style-name="L2">
              <text:list-item>
                <text:p text:style-name="P4"><text:span text:style-name="T7">+++++++++++++++++++++++++++++++++</text:span></text:p>
              </text:list-item>
              <text:list-item>
                <text:p text:style-name="P4"><text:span text:style-name="T7">&gt;++++++++++++++++++++++++++++++</text:span></text:p>
              </text:list-item>
              <text:list-item>
                <text:p text:style-name="P4"><text:span text:style-name="T7">+++++++++++++++++++++++++++++++</text:span><text:span text:style-name="T7"><text:tab/></text:span><text:span text:style-name="T7"><text:tab/></text:span></text:p>
              </text:list-item>
              <text:list-item>
                <text:p text:style-name="P4"><text:span text:style-name="T7">&gt;++++++++++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+++++++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+</text:span><text:span text:style-name="T7"><text:tab/></text:span></text:p>
              </text:list-item>
              <text:list-item>
                <text:p text:style-name="P4"><text:span text:style-name="T7">&lt;&l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[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++++++++++++++++++++++++++++++++++++++++++++++++</text:span></text:p>
              </text:list-item>
              <text:list-item>
                <text:p text:style-name="P4"><text:span text:style-name="T7">------------------------------------------------</text:span><text:span text:style-name="T7"><text:tab/></text:span></text:p>
              </text:list-item>
              <text:list-item>
                <text:p text:style-name="P4"><text:span text:style-name="T7">&lt;&lt;&lt;&lt;.-.&gt;.&lt;.+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&gt;&gt;&gt;&gt;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++++++++++</text:span><text:span text:style-name="T7"><text:tab/></text:span></text:p>
              </text:list-item>
              <text:list-item>
                <text:p text:style-name="P4"><text:span text:style-name="T7">&lt;&l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[-&gt;+&gt;-[&gt;+&gt;&gt;]&gt;[+[-&lt;+&gt;]&gt;+&gt;&gt;]&lt;&lt;&lt;&lt;&lt;&lt;]</text:span></text:p>
              </text:list-item>
              <text:list-item>
                <text:p text:style-name="P4"><text:span text:style-name="T7">&gt;[&lt;+&gt;-]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[-]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&gt;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++++++++++</text:span><text:span text:style-name="T7"><text:tab/></text:span><text:span text:style-name="T7"><text:tab/></text:span></text:p>
              </text:list-item>
              <text:list-item>
                <text:p text:style-name="P4"><text:span text:style-name="T7">&l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[-&gt;-[&gt;+&gt;&gt;]&gt;[+[-&lt;+&gt;]&gt;+&gt;&gt;]&lt;&lt;&lt;&lt;&lt;]</text:span></text:p>
              </text:list-item>
              <text:list-item>
                <text:p text:style-name="P4"><text:span text:style-name="T7">&gt;[-]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&gt;[++++++++++++++++++++++++++++++++++++++++++++++++.[-]]</text:span></text:p>
              </text:list-item>
              <text:list-item>
                <text:p text:style-name="P4"><text:span text:style-name="T7">&lt;[++++++++++++++++++++++++++++++++++++++++++++++++.[-]] </text:span></text:p>
              </text:list-item>
              <text:list-item>
                <text:p text:style-name="P4"><text:span text:style-name="T7">&lt;&lt;&lt;++++++++++++++++++++++++++++++++++++++++++++++++.[-]</text:span><text:span text:style-name="T7"><text:tab/>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&lt;&lt;&lt;&lt;&lt;&lt;.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&gt;&gt;+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&gt;[&gt;&gt;+&lt;&lt;-]</text:span><text:span text:style-name="T7"><text:tab/></text:span></text:p>
              </text:list-item>
              <text:list-item>
                <text:p text:style-name="P4"><text:span text:style-name="T7">&gt;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[</text:span></text:p>
              </text:list-item>
              <text:list-item>
                <text:p text:style-name="P4"><text:span text:style-name="T7">&lt;&lt;&lt;[&gt;+&gt;+&lt;&lt;-]</text:span></text:p>
              </text:list-item>
              <text:list-item>
                <text:p text:style-name="P4"><text:span text:style-name="T7">&gt;&gt;[&lt;&lt;+&gt;&gt;-]</text:span></text:p>
              </text:list-item>
              <text:list-item>
                <text:p text:style-name="P4"><text:span text:style-name="T7">&gt;-</text:span></text:p>
              </text:list-item>
              <text:list-item>
                <text:p text:style-name="P4"><text:span text:style-name="T7">]</text:span></text:p>
              </text:list-item>
              <text:list-item>
                <text:p text:style-name="P4"><text:span text:style-name="T7">&lt;&lt;&lt;&lt;-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4"><text:span text:style-name="T7">]</text:span></text:p>
              </text:list-item>
            </text:list>
          </draw:text-box>
        </draw:frame>
        <draw:frame presentation:style-name="pr7" draw:text-style-name="P10" draw:layer="layout" svg:width="13.661cm" svg:height="8.294cm" svg:x="14.025cm" svg:y="4.914cm" presentation:class="outline" presentation:user-transformed="true">
          <draw:text-box>
            <text:list text:style-name="L2">
              <text:list-item>
                <text:p><text:span text:style-name="T2">Some languages eschew mundane goals like usability.</text:span></text:p>
              </text:list-item>
              <text:list-item>
                <text:p><text:span text:style-name="T2">On the left is a Brainfuck implementation of factorial.</text:span></text:p>
              </text:list-item>
              <text:list-item>
                <text:p><text:span text:style-name="T2">(See also C++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8" draw:layer="layout" svg:width="25.199cm" svg:height="3.506cm" svg:x="1.4cm" svg:y="0.837cm" presentation:class="title">
          <draw:text-box>
            <text:p>Haskell and the MLs:<text:line-break/>the Revenge of the Math Nerds</text:p>
          </draw:text-box>
        </draw:frame>
        <draw:frame presentation:style-name="pr7" draw:text-style-name="P11" draw:layer="layout" svg:width="12.023cm" svg:height="14.898cm" svg:x="14.025cm" svg:y="6.338cm" presentation:class="outline" presentation:user-transformed="true">
          <draw:text-box>
            <text:list text:style-name="L2">
              <text:list-item>
                <text:p><text:span text:style-name="T8">The ML/Haskell aesthetic descends from Algol's: keywords, infix operators, regularity in nesting expressions.</text:span></text:p>
              </text:list-item>
              <text:list-item>
                <text:p><text:span text:style-name="T8">But the emphasis is on constructs that have a sound basis in type theory.</text:span></text:p>
              </text:list-item>
              <text:list-item>
                <text:p><text:span text:style-name="T8">The end (we can hope) of implementing languages before designing th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Unaries and Binaries</text:p>
          </draw:text-box>
        </draw:frame>
        <draw:frame presentation:style-name="pr7" draw:text-style-name="P7" draw:layer="layout" svg:width="25.778cm" svg:height="15.152cm" svg:x="1.4cm" svg:y="4.507cm" presentation:class="outline" presentation:user-transformed="true">
          <draw:text-box>
            <text:list text:style-name="L2">
              <text:list-item>
                <text:p><text:span text:style-name="T6">Most non-keyword symbols in ML and Haskell can be treated either as (possibly unapplied) unary prefix operators or binary infix operators.</text:span></text:p>
              </text:list-item>
              <text:list-item>
                <text:p><text:span text:style-name="T6">Unary operators have higher precedence than binary operators and are left-associative.</text:span></text:p>
              </text:list-item>
              <text:list-item>
                <text:p><text:span text:style-name="T6">Binary operators have individually specified precedence and associativity. So:</text:span></text:p>
                <text:p><text:span text:style-name="T6"><text:s text:c="30"/></text:span><text:span text:style-name="T6">a b c + d e * f g h</text:span></text:p>
                <text:p><text:span text:style-name="T6">is understood as:</text:span></text:p>
                <text:p><text:span text:style-name="T6"><text:s text:c="20"/></text:span><text:span text:style-name="T6">((+) ((a b) c) ((*) (d e) ((f g) h)))</text:span></text:p>
                <text:p><text:span text:style-name="T6">but at a great savings in parenthes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5">
        <draw:frame presentation:style-name="pr8" draw:layer="layout" svg:width="25.199cm" svg:height="3.506cm" svg:x="1.4cm" svg:y="0.837cm" presentation:class="title">
          <draw:text-box>
            <text:p>Punctuation-Saving Tricks<text:line-break/>of the Great Languages</text:p>
          </draw:text-box>
        </draw:frame>
        <draw:frame presentation:style-name="pr7" draw:text-style-name="P12" draw:layer="layout" svg:width="14.602cm" svg:height="9.398cm" svg:x="1.4cm" svg:y="9.398cm" presentation:class="outline" presentation:user-transformed="true">
          <draw:text-box>
            <text:list text:style-name="L2">
              <text:list-item>
                <text:p><text:span text:style-name="T9">Haskell, like some other languages, uses indentation level to decide which lines continue previous constructs.</text:span></text:p>
              </text:list-item>
              <text:list-item>
                <text:p><text:span text:style-name="T9">The rule is defined to infer locations of curly brace enclosures and semicolon separators, which can usually be omitted. <text:s/></text:span></text:p>
              </text:list-item>
            </text:list>
          </draw:text-box>
        </draw:frame>
        <draw:frame presentation:style-name="pr9" draw:text-style-name="P12" draw:layer="layout" svg:width="10.753cm" svg:height="12.192cm" svg:x="16.764cm" svg:y="5.334cm" presentation:class="outline" presentation:user-transformed="true">
          <draw:text-box>
            <text:list text:style-name="L2">
              <text:list-item>
                <text:p><text:span text:style-name="T9">Scala normally uses semicolons to separate consecutive declarations or statements, but between curly braces, you can omit semicolons at ends of lines where Scala sees that a semicolon is legal.</text:span></text:p>
                <text:p text:style-name="P13"><text:span text:style-name="T9"><text:s text:c="8"/></text:span><text:span text:style-name="T9">{</text:span></text:p>
                <text:p text:style-name="P13"><text:span text:style-name="T9"><text:s text:c="10"/></text:span><text:span text:style-name="T9">val a = 1 </text:span><text:span text:style-name="T10">;</text:span></text:p>
                <text:p text:style-name="P13"><text:span text:style-name="T9"><text:s text:c="10"/></text:span><text:span text:style-name="T9">val b = 2 </text:span><text:span text:style-name="T10">;</text:span></text:p>
                <text:p text:style-name="P13"><text:span text:style-name="T9"><text:s text:c="10"/></text:span><text:span text:style-name="T9">println(a + b)</text:span></text:p>
                <text:p text:style-name="P13"><text:span text:style-name="T9"><text:s text:c="8"/></text:span><text:span text:style-name="T9">}</text:span></text:p>
              </text:list-item>
            </text:list>
          </draw:text-box>
        </draw:frame>
        <draw:frame presentation:style-name="pr7" draw:text-style-name="P14" draw:layer="layout" svg:width="26.162cm" svg:height="4.064cm" svg:x="0.113cm" svg:y="17.156cm" presentation:class="outline" presentation:user-transformed="true">
          <draw:text-box>
            <text:list text:style-name="L2">
              <text:list-header>
                <text:p text:style-name="P4"><text:span text:style-name="T11">size s = length (stkToLst s) <text:s/>where</text:span></text:p>
                <text:p text:style-name="P4"><text:span text:style-name="T11"><text:s text:c="16"/></text:span><text:span text:style-name="T12">{</text:span><text:span text:style-name="T11">stkToLst <text:s/>Empty <text:s text:c="8"/>= []</text:span></text:p>
                <text:p text:style-name="P4"><text:span text:style-name="T11"><text:s text:c="17"/></text:span><text:span text:style-name="T12">;</text:span><text:span text:style-name="T11">stkToLst (MkStack x s) <text:s/>= x:xs where </text:span><text:span text:style-name="T12">{</text:span><text:span text:style-name="T11">xs = stkToLst s</text:span><text:span text:style-name="T12">}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8" draw:layer="layout" svg:width="25.199cm" svg:height="3.506cm" svg:x="1.4cm" svg:y="0.837cm" presentation:class="title">
          <draw:text-box>
            <text:p>Whitespace: the Final Frontier</text:p>
          </draw:text-box>
        </draw:frame>
        <draw:frame presentation:style-name="pr7" draw:layer="layout" svg:width="12.023cm" svg:height="15.977cm" svg:x="1.4cm" svg:y="4.343cm" presentation:class="outline" presentation:user-transformed="true">
          <draw:text-box>
            <text:list text:style-name="L2">
              <text:list-item>
                <text:p>People sometimes use spaces within an expression to make operator precedence more visible to the reader:</text:p>
                <text:p><text:s text:c="7"/>a <text:s/>+ <text:s/>b*c <text:s/>- <text:s/>d</text:p>
              </text:list-item>
              <text:list-item>
                <text:p>But what would happen if you wrote:</text:p>
                <text:p><text:s text:c="7"/>a+b <text:s/>* <text:s/>c-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6">
        <draw:frame presentation:style-name="pr5" draw:layer="layout" svg:width="25.199cm" svg:height="3.506cm" svg:x="1.4cm" svg:y="0.837cm" presentation:class="title">
          <draw:text-box>
            <text:p>Uh</text:p>
          </draw:text-box>
        </draw:frame>
        <draw:frame presentation:style-name="pr10" draw:text-style-name="P12" draw:layer="layout" svg:width="12.023cm" svg:height="12.7cm" svg:x="14.901cm" svg:y="7.112cm" presentation:class="outline" presentation:user-transformed="true">
          <draw:text-box>
            <text:list text:style-name="L2">
              <text:list-item>
                <text:p><text:span text:style-name="T9">Token rules are determined by surrounding </text:span><text:span text:style-name="T13">delimiters</text:span><text:span text:style-name="T9">.</text:span></text:p>
              </text:list-item>
              <text:list-item>
                <text:p><text:span text:style-name="T9">Predefined delimiters are start/end of input, { and }, and ( and ).</text:span></text:p>
              </text:list-item>
              <text:list-item>
                <text:p><text:span text:style-name="T9">Except within ( and ), Scala-style semicolon inference between a unary at end of one line and another unary at start of the next line.</text:span></text:p>
              </text:list-item>
            </text:list>
          </draw:text-box>
        </draw:frame>
        <draw:frame presentation:style-name="pr10" draw:text-style-name="P12" draw:layer="layout" svg:width="12.023cm" svg:height="12.446cm" svg:x="1.439cm" svg:y="7.112cm" presentation:class="outline" presentation:user-transformed="true">
          <draw:text-box>
            <text:list text:style-name="L2">
              <text:list-item>
                <text:p><text:span text:style-name="T9">Non-delimiter tokens are divided into unary and binary operators.</text:span></text:p>
              </text:list-item>
              <text:list-item>
                <text:p><text:span text:style-name="T9">Binaries start with punctuation character. Relative precedence is hardwired and determined by first character; associativity by last character.</text:span></text:p>
              </text:list-item>
              <text:list-item>
                <text:p><text:span text:style-name="T9">A binary operator with no whitespace before or after it has higher precedence than unary operators; otherwise, lower.</text:span></text:p>
              </text:list-item>
            </text:list>
          </draw:text-box>
        </draw:frame>
        <draw:frame presentation:style-name="pr10" draw:layer="layout" svg:width="24.638cm" svg:height="2.696cm" svg:x="1.4cm" svg:y="3.81cm" presentation:class="outline" presentation:user-transformed="true">
          <draw:text-box>
            <text:list text:style-name="L2">
              <text:list-header>
                <text:p>Rules for Uh (Uncomplicated language for Humans):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Some Uh</text:p>
          </draw:text-box>
        </draw:frame>
        <draw:frame presentation:style-name="pr7" draw:text-style-name="P15" draw:layer="layout" svg:width="12.023cm" svg:height="10.997cm" svg:x="1.4cm" svg:y="6.096cm" presentation:class="outline" presentation:user-transformed="true">
          <draw:text-box>
            <text:list text:style-name="L2">
              <text:list-header>
                <text:p><text:span text:style-name="T11">fac ~ n, n =&lt; 1 ?? 1 !! n * (fac n-1)</text:span></text:p>
                <text:p><text:span text:style-name="T11">println (fac 42)</text:span></text:p>
                <text:p><text:span text:style-name="T11"/></text:p>
              </text:list-header>
              <text:list-item>
                <text:p><text:span text:style-name="T11">or</text:span></text:p>
                <text:p><text:span text:style-name="T11"/></text:p>
                <text:p><text:span text:style-name="T11">fac: Int-:Int ~</text:span></text:p>
                <text:p><text:span text:style-name="T11"><text:s text:c="2"/></text:span><text:span text:style-name="T11">n: Int, n =&lt; 1 ?? 1 !! n * (fac n-1)</text:span></text:p>
                <text:p><text:span text:style-name="T11">println (fac 42)</text:span></text:p>
              </text:list-item>
            </text:list>
          </draw:text-box>
        </draw:frame>
        <draw:frame presentation:style-name="pr7" draw:text-style-name="P12" draw:layer="layout" svg:width="12.023cm" svg:height="18.2cm" svg:x="14.025cm" svg:y="4.914cm" presentation:class="outline" presentation:user-transformed="true">
          <draw:text-box>
            <text:list text:style-name="L2">
              <text:list-item>
                <text:p><text:span text:style-name="T9">Uh compiles to the optionally dependently typed lambda calculus (implemented in a virtual machine named Um).</text:span></text:p>
              </text:list-item>
              <text:list-item>
                <text:p><text:span text:style-name="T9">Previous rules describe how to construct function applications.</text:span></text:p>
              </text:list-item>
              <text:list-item>
                <text:p><text:span text:style-name="T9">Built-in macros translate to other terms in the calculus, like comma for function abstraction.</text:span></text:p>
              </text:list-item>
              <text:list-item>
                <text:p><text:span text:style-name="T9">Some macro bindings are unconventional for conciseness or to accommodate the oddities of dependent typ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Some Um</text:p>
          </draw:text-box>
        </draw:frame>
        <draw:frame presentation:style-name="pr7" draw:text-style-name="P16" draw:layer="layout" svg:width="16.888cm" svg:height="14.644cm" svg:x="1.4cm" svg:y="4.914cm" presentation:class="outline" presentation:user-transformed="true">
          <draw:text-box>
            <text:p text:style-name="P4"><text:span text:style-name="T5">fac ~ n, n =&lt; 1 ?? 1 !! n * (fac n-1)</text:span></text:p>
            <text:p text:style-name="P4"><text:span text:style-name="T5">println (fac 42)</text:span></text:p>
            <text:p><text:span text:style-name="T5"/></text:p>
            <text:p><text:span text:style-name="T5">translates to:</text:span></text:p>
            <text:p><text:span text:style-name="T5"/></text:p>
            <text:p text:style-name="P4"><text:span text:style-name="T5">App(</text:span></text:p>
            <text:p text:style-name="P4"><text:span text:style-name="T5"><text:s/></text:span><text:span text:style-name="T5">Lam(</text:span></text:p>
            <text:p text:style-name="P4"><text:span text:style-name="T5"><text:s text:c="2"/></text:span><text:span text:style-name="T5">fac,Om,</text:span></text:p>
            <text:p text:style-name="P4"><text:span text:style-name="T5"><text:s text:c="2"/></text:span><text:span text:style-name="T5">App(</text:span></text:p>
            <text:p text:style-name="P4"><text:span text:style-name="T5"><text:s text:c="3"/></text:span><text:span text:style-name="T5">Var(println),</text:span></text:p>
            <text:p text:style-name="P4"><text:span text:style-name="T5"><text:s text:c="3"/></text:span><text:span text:style-name="T5">App(</text:span></text:p>
            <text:p text:style-name="P4"><text:span text:style-name="T5"><text:s text:c="4"/></text:span><text:span text:style-name="T5">Var(fac),Var(42)))),</text:span></text:p>
            <text:p text:style-name="P4"><text:span text:style-name="T5"><text:s text:c="4"/></text:span><text:span text:style-name="T5">Fix(</text:span></text:p>
            <text:p text:style-name="P4"><text:span text:style-name="T5"><text:s text:c="5"/></text:span><text:span text:style-name="T5">fac,Om,</text:span></text:p>
            <text:p text:style-name="P4"><text:span text:style-name="T5"><text:s text:c="6"/></text:span><text:span text:style-name="T5">Lam(</text:span></text:p>
            <text:p text:style-name="P4"><text:span text:style-name="T5"><text:s text:c="7"/></text:span><text:span text:style-name="T5">n,Om,</text:span></text:p>
            <text:p text:style-name="P4"><text:span text:style-name="T5"><text:s text:c="7"/></text:span><text:span text:style-name="T5">If(</text:span></text:p>
            <text:p text:style-name="P4"><text:span text:style-name="T5"><text:s text:c="8"/></text:span><text:span text:style-name="T5">App(App(Var(=&lt;),Var(n)),Var(1)),</text:span></text:p>
            <text:p text:style-name="P4"><text:span text:style-name="T5"><text:s text:c="8"/></text:span><text:span text:style-name="T5">Var(1),</text:span></text:p>
            <text:p text:style-name="P4"><text:span text:style-name="T5"><text:s text:c="8"/></text:span><text:span text:style-name="T5">App(</text:span></text:p>
            <text:p text:style-name="P4"><text:span text:style-name="T5"><text:s text:c="9"/></text:span><text:span text:style-name="T5">App(Var(*),Var(n)),</text:span></text:p>
            <text:p text:style-name="P4"><text:span text:style-name="T5"><text:s text:c="9"/></text:span><text:span text:style-name="T5">App(Var(fac),App(App(Var(-),Var(n)),Var(1))))))))</text:span></text:p>
            <text:p text:style-name="P4"><text:span text:style-name="T5"/></text:p>
          </draw:text-box>
        </draw:frame>
        <draw:frame presentation:style-name="pr7" draw:text-style-name="P11" draw:layer="layout" svg:width="7.252cm" svg:height="12.179cm" svg:x="18.796cm" svg:y="4.914cm" presentation:class="outline" presentation:user-transformed="true">
          <draw:text-box>
            <text:list text:style-name="L2">
              <text:list-item>
                <text:p><text:span text:style-name="T8">Om is the name of the omitted (dynamic or inferred) typ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I'd Like My Homoiconicity<text:line-break/>Back Now, Please</text:p>
          </draw:text-box>
        </draw:frame>
        <draw:frame presentation:style-name="pr7" draw:layer="layout" svg:width="12.023cm" svg:height="15.406cm" svg:x="1.4cm" svg:y="4.914cm" presentation:class="outline" presentation:user-transformed="true">
          <draw:text-box>
            <text:list text:style-name="L2">
              <text:list-item>
                <text:p>Translation from Uh to Um is not as simple to describe as Lisp translation to untyped lambda calculus.</text:p>
              </text:list-item>
              <text:list-item>
                <text:p>But it's not too horrible.</text:p>
              </text:list-item>
              <text:list-item>
                <text:p>Makes programming built-in macros easy enough.</text:p>
              </text:list-item>
            </text:list>
          </draw:text-box>
        </draw:frame>
        <draw:frame presentation:style-name="pr7" draw:layer="layout" svg:width="12.023cm" svg:height="12.179cm" svg:x="14.025cm" svg:y="4.914cm" presentation:class="outline">
          <draw:text-box>
            <text:list text:style-name="L2">
              <text:list-item>
                <text:p>Whether or not you think a language <text:span text:style-name="T14">should</text:span> have macros or eval, it would be nice to believe the language is simple enough that you <text:span text:style-name="T14">could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Further Explorations</text:p>
          </draw:text-box>
        </draw:frame>
        <draw:frame presentation:style-name="pr7" draw:layer="layout" svg:width="12.023cm" svg:height="13.628cm" svg:x="1.4cm" svg:y="4.914cm" presentation:class="outline" presentation:user-transformed="true">
          <draw:text-box>
            <text:list text:style-name="L2">
              <text:list-item>
                <text:p>Delimited mixfix operators:</text:p>
                <text:p><text:span text:style-name="T11">if[itsOk]then[sayIt]else[justShutUp]</text:span></text:p>
              </text:list-item>
              <text:list-item>
                <text:p><text:span text:style-name="T15">Interbinary lambda inference:</text:span></text:p>
                <text:p><text:span text:style-name="T11">(* 3 + -) =&gt;</text:span></text:p>
                <text:p><text:span text:style-name="T11"><text:s text:c="4"/></text:span><text:span text:style-name="T11">λ </text:span><text:span text:style-name="T16">a b c</text:span><text:span text:style-name="T11">. <text:s/></text:span><text:span text:style-name="T16">a</text:span><text:span text:style-name="T11"> * 3 + </text:span><text:span text:style-name="T16">b</text:span><text:span text:style-name="T11"> - </text:span><text:span text:style-name="T16">c</text:span></text:p>
              </text:list-item>
              <text:list-item>
                <text:p><text:span text:style-name="T17">This already works, but only at the start and end of a group (</text:span><text:span text:style-name="T18">a</text:span><text:span text:style-name="T17"> and </text:span><text:span text:style-name="T18">c</text:span><text:span text:style-name="T17"> abov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1T13:03:51.80</meta:creation-date>
    <meta:editing-duration>PT15M41S</meta:editing-duration>
    <meta:editing-cycles>17</meta:editing-cycles>
    <meta:generator>OpenOffice/4.1.0$Win32 OpenOffice.org_project/410m18$Build-9764</meta:generator>
    <dc:date>2014-09-01T13:23:41.65</dc:date>
    <dc:creator>Adrian King</dc:creator>
    <meta:document-statistic meta:object-count="109"/>
  </office:meta>
</office:document-meta>
</file>